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end-width="0.2cm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end-width="0.2cm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cm" svg:height="1cm" svg:x="2cm" svg:y="4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862cm" svg:height="0.542cm" svg:x="0.5cm" svg:y="3.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25cm" svg:height="0.567cm" svg:x="3cm" svg:y="3.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027cm" svg:height="1.121cm" svg:x="4.5cm" svg:y="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22cm" svg:height="0.574cm" svg:x="5.5cm" svg:y="3.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id="id12" draw:layer="layout" svg:width="0.538cm" svg:height="0.482cm" svg:x="2cm" svg:y="4.26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id="id7" draw:layer="layout" svg:width="0.538cm" svg:height="0.482cm" svg:x="2.25cm" svg:y="4.5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83cm" svg:height="1.148cm" svg:x="7.067cm" svg:y="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938cm" svg:height="0.583cm" svg:x="8.024cm" svg:y="3.7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95cm" svg:height="0.595cm" svg:x="9.679cm" svg:y="4.1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76cm" svg:height="0.518cm" svg:x="10.5cm" svg:y="3.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471cm" svg:height="0.509cm" svg:x="4.75cm" svg:y="6.7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917cm" svg:height="0.574cm" svg:x="6.5cm" svg:y="6.2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853cm" svg:height="0.554cm" svg:x="3.147cm" svg:y="8.7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144cm" svg:height="1.12cm" svg:x="4.223cm" svg:y="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draw:id="id10" draw:layer="layout" svg:width="1cm" svg:height="1cm" svg:x="7cm" svg:y="9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538cm" svg:height="0.482cm" svg:x="7.462cm" svg:y="9.26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id="id9" draw:layer="layout" svg:width="0.538cm" svg:height="0.482cm" svg:x="7.25cm" svg:y="9.01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1" draw:id="id2" draw:layer="layout" svg:width="1cm" svg:height="1.5cm" svg:x="4.5cm" svg:y="3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3" draw:layer="layout" svg:width="2cm" svg:height="1.5cm" svg:x="4.5cm" svg:y="6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cm" svg:y1="4.499cm" svg:x2="4.5cm" svg:y2="4.499cm" draw:start-shape="id1" draw:start-glue-point="10" draw:end-shape="id2" draw:end-glue-point="5">
          <text:p/>
        </draw:connector>
        <draw:connector draw:style-name="gr4" draw:text-style-name="P1" draw:layer="layout" draw:line-skew="-0.25cm" svg:x1="3cm" svg:y1="4.499cm" svg:x2="4.5cm" svg:y2="6.999cm" draw:start-shape="id1" draw:start-glue-point="10" draw:end-shape="id3" draw:end-glue-point="5">
          <text:p/>
        </draw:connector>
        <draw:custom-shape draw:style-name="gr3" draw:text-style-name="P1" draw:id="id4" draw:layer="layout" svg:width="1cm" svg:height="1.5cm" svg:x="7cm" svg:y="3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5" draw:layer="layout" svg:width="0.976cm" svg:height="1.5cm" svg:x="9.524cm" svg:y="3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5cm" svg:y1="4.499cm" svg:x2="7cm" svg:y2="4.499cm" draw:start-shape="id2" draw:start-glue-point="7" draw:end-shape="id4" draw:end-glue-point="5">
          <text:p/>
        </draw:connector>
        <draw:connector draw:style-name="gr4" draw:text-style-name="P1" draw:layer="layout" svg:x1="8cm" svg:y1="4.499cm" svg:x2="9.524cm" svg:y2="4.499cm" draw:start-shape="id4" draw:start-glue-point="7" draw:end-shape="id5" draw:end-glue-point="5">
          <text:p/>
        </draw:connector>
        <draw:custom-shape draw:style-name="gr3" draw:text-style-name="P1" draw:id="id6" draw:layer="layout" svg:width="1.5cm" svg:height="1.5cm" svg:x="4cm" svg:y="8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cm" svg:y1="9.499cm" svg:x2="2.519cm" svg:y2="5cm" draw:start-shape="id6" draw:start-glue-point="5" draw:end-shape="id7" draw:end-glue-point="2">
          <text:p/>
        </draw:connector>
        <draw:frame draw:style-name="gr2" draw:layer="layout" svg:width="1.023cm" svg:height="1.119cm" svg:x="9cm" svg:y="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3" draw:text-style-name="P1" draw:id="id11" draw:layer="layout" svg:width="1cm" svg:height="1.5cm" svg:x="9cm" svg:y="8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878cm" svg:height="0.509cm" svg:x="10.25cm" svg:y="6.7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" draw:text-style-name="P1" draw:id="id8" draw:layer="layout" svg:width="1.5cm" svg:height="1.5cm" svg:x="10cm" svg:y="6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501cm" svg:x1="8cm" svg:y1="4.499cm" svg:x2="10cm" svg:y2="6.999cm" draw:start-shape="id4" draw:start-glue-point="7" draw:end-shape="id8" draw:end-glue-point="5">
          <text:p/>
        </draw:connector>
        <draw:custom-shape draw:style-name="gr1" draw:text-style-name="P1" draw:id="id15" draw:layer="layout" svg:width="1cm" svg:height="1cm" svg:x="13cm" svg:y="9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541cm" svg:height="0.497cm" svg:x="13.459cm" svg:y="9.25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id="id13" draw:layer="layout" svg:width="0.538cm" svg:height="0.482cm" svg:x="13.25cm" svg:y="9.01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443cm" svg:height="1.151cm" svg:x="12.557cm" svg:y="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1" draw:id="id41" draw:layer="layout" svg:width="2.5cm" svg:height="1.5cm" svg:x="12.5cm" svg:y="3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5cm" svg:y1="6.999cm" svg:x2="7.519cm" svg:y2="9.018cm" draw:start-shape="id3" draw:start-glue-point="7" draw:end-shape="id9" draw:end-glue-point="0">
          <text:p/>
        </draw:connector>
        <draw:connector draw:style-name="gr4" draw:text-style-name="P1" draw:layer="layout" svg:x1="7cm" svg:y1="9.499cm" svg:x2="5.5cm" svg:y2="9.499cm" draw:start-shape="id10" draw:start-glue-point="6" draw:end-shape="id6" draw:end-glue-point="7">
          <text:p/>
        </draw:connector>
        <draw:connector draw:style-name="gr4" draw:text-style-name="P1" draw:layer="layout" svg:x1="9cm" svg:y1="9.499cm" svg:x2="8cm" svg:y2="9.499cm" draw:start-shape="id11" draw:start-glue-point="5" draw:end-shape="id10" draw:end-glue-point="10">
          <text:p/>
        </draw:connector>
        <draw:connector draw:style-name="gr4" draw:text-style-name="P1" draw:layer="layout" svg:x1="0.274cm" svg:y1="4.507cm" svg:x2="2cm" svg:y2="4.509cm" draw:end-shape="id12" draw:end-glue-point="3">
          <text:p/>
        </draw:connector>
        <draw:connector draw:style-name="gr4" draw:text-style-name="P1" draw:layer="layout" svg:x1="11.5cm" svg:y1="6.999cm" svg:x2="13.519cm" svg:y2="9.018cm" draw:start-shape="id8" draw:start-glue-point="7" draw:end-shape="id13" draw:end-glue-point="0">
          <text:p/>
        </draw:connector>
        <draw:frame draw:style-name="gr2" draw:layer="layout" svg:width="0.855cm" svg:height="0.586cm" svg:x="11.5cm" svg:y="6.2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813cm" svg:height="0.586cm" svg:x="6.187cm" svg:y="8.7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72cm" svg:height="0.599cm" svg:x="8.028cm" svg:y="8.7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695cm" svg:height="1.12cm" svg:x="11.055cm" svg:y="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3" draw:text-style-name="P1" draw:id="id14" draw:layer="layout" svg:width="1cm" svg:height="1.5cm" svg:x="11cm" svg:y="8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1cm" svg:y1="9.499cm" svg:x2="10cm" svg:y2="9.499cm" draw:start-shape="id14" draw:start-glue-point="5" draw:end-shape="id11" draw:end-glue-point="7">
          <text:p/>
        </draw:connector>
        <draw:frame draw:style-name="gr2" draw:layer="layout" svg:width="0.949cm" svg:height="0.612cm" svg:x="10.051cm" svg:y="8.7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4" draw:text-style-name="P1" draw:layer="layout" svg:x1="13cm" svg:y1="9.499cm" svg:x2="12cm" svg:y2="9.499cm" draw:start-shape="id15" draw:start-glue-point="6" draw:end-shape="id14" draw:end-glue-point="7">
          <text:p/>
        </draw:connector>
        <draw:frame draw:style-name="gr2" draw:layer="layout" svg:width="0.855cm" svg:height="0.625cm" svg:x="12.145cm" svg:y="8.7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594cm" svg:height="0.604cm" svg:x="15.155cm" svg:y="9.15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3" draw:text-style-name="P1" draw:id="id16" draw:layer="layout" svg:width="1cm" svg:height="1.5cm" svg:x="15cm" svg:y="8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cm" svg:y1="9.499cm" svg:x2="14cm" svg:y2="9.499cm" draw:start-shape="id16" draw:start-glue-point="5" draw:end-shape="id15" draw:end-glue-point="10">
          <text:p/>
        </draw:connector>
        <draw:frame draw:style-name="gr2" draw:layer="layout" svg:width="0.877cm" svg:height="0.639cm" svg:x="14.145cm" svg:y="8.7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351cm" svg:height="0.598cm" svg:x="15cm" svg:y="3.7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5" draw:text-style-name="P1" draw:id="id17" draw:layer="layout" svg:width="1cm" svg:height="1cm" svg:x="2cm" svg:y="12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862cm" svg:height="0.542cm" svg:x="0.5cm" svg:y="11.7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25cm" svg:height="0.567cm" svg:x="3cm" svg:y="11.7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009cm" svg:height="1.15cm" svg:x="4.5cm" svg:y="1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1.022cm" svg:height="0.574cm" svg:x="5.5cm" svg:y="11.7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id="id21" draw:layer="layout" svg:width="0.538cm" svg:height="0.482cm" svg:x="2cm" svg:y="12.26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id="id25" draw:layer="layout" svg:width="0.538cm" svg:height="0.482cm" svg:x="2.25cm" svg:y="12.51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83cm" svg:height="1.148cm" svg:x="7.067cm" svg:y="12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938cm" svg:height="0.583cm" svg:x="8.024cm" svg:y="11.7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0.595cm" svg:height="0.595cm" svg:x="9.679cm" svg:y="12.15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476cm" svg:height="0.518cm" svg:x="10.524cm" svg:y="11.75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0.853cm" svg:height="0.554cm" svg:x="3cm" svg:y="16.69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1.144cm" svg:height="1.12cm" svg:x="4.223cm" svg:y="17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6" draw:text-style-name="P1" draw:id="id18" draw:layer="layout" svg:width="1cm" svg:height="1.5cm" svg:x="4.5cm" svg:y="11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19" draw:layer="layout" svg:width="1cm" svg:height="1.5cm" svg:x="7cm" svg:y="11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20" draw:layer="layout" svg:width="1cm" svg:height="1.5cm" svg:x="9.524cm" svg:y="11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24" draw:layer="layout" svg:width="1.5cm" svg:height="1.5cm" svg:x="4cm" svg:y="16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1.023cm" svg:height="1.119cm" svg:x="8.5cm" svg:y="17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6" draw:text-style-name="P1" draw:id="id26" draw:layer="layout" svg:width="1cm" svg:height="1.5cm" svg:x="8.5cm" svg:y="16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22" draw:layer="layout" svg:width="5cm" svg:height="1.5cm" svg:x="8cm" svg:y="14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id="id28" draw:layer="layout" svg:width="1cm" svg:height="1cm" svg:x="13cm" svg:y="17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541cm" svg:height="0.497cm" svg:x="13.459cm" svg:y="17.253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id="id23" draw:layer="layout" svg:width="0.538cm" svg:height="0.482cm" svg:x="13.25cm" svg:y="17.018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2.443cm" svg:height="1.151cm" svg:x="12.557cm" svg:y="12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6" draw:text-style-name="P1" draw:id="id44" draw:layer="layout" svg:width="2.5cm" svg:height="1.5cm" svg:x="12.5cm" svg:y="11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695cm" svg:height="1.12cm" svg:x="11.078cm" svg:y="17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6" draw:text-style-name="P1" draw:id="id27" draw:layer="layout" svg:width="1cm" svg:height="1.5cm" svg:x="11cm" svg:y="16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594cm" svg:height="0.604cm" svg:x="15.155cm" svg:y="17.15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6" draw:text-style-name="P1" draw:id="id30" draw:layer="layout" svg:width="1cm" svg:height="1.5cm" svg:x="15cm" svg:y="16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877cm" svg:height="0.639cm" svg:x="14.145cm" svg:y="16.75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0.351cm" svg:height="0.598cm" svg:x="15cm" svg:y="11.7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onnector draw:style-name="gr4" draw:text-style-name="P1" draw:layer="layout" svg:x1="3cm" svg:y1="12.499cm" svg:x2="4.5cm" svg:y2="12.499cm" draw:start-shape="id17" draw:start-glue-point="10" draw:end-shape="id18" draw:end-glue-point="5">
          <text:p/>
        </draw:connector>
        <draw:connector draw:style-name="gr4" draw:text-style-name="P1" draw:layer="layout" svg:x1="5.5cm" svg:y1="12.499cm" svg:x2="7cm" svg:y2="12.499cm" draw:start-shape="id18" draw:start-glue-point="7" draw:end-shape="id19" draw:end-glue-point="5">
          <text:p/>
        </draw:connector>
        <draw:connector draw:style-name="gr4" draw:text-style-name="P1" draw:layer="layout" svg:x1="8cm" svg:y1="12.499cm" svg:x2="9.524cm" svg:y2="12.499cm" draw:start-shape="id19" draw:start-glue-point="7" draw:end-shape="id20" draw:end-glue-point="5">
          <text:p/>
        </draw:connector>
        <draw:connector draw:style-name="gr4" draw:text-style-name="P1" draw:layer="layout" svg:x1="0.256cm" svg:y1="12.518cm" svg:x2="2cm" svg:y2="12.509cm" draw:end-shape="id21" draw:end-glue-point="3">
          <text:p/>
        </draw:connector>
        <draw:connector draw:style-name="gr4" draw:text-style-name="P1" draw:layer="layout" svg:x1="13cm" svg:y1="14.999cm" svg:x2="13.519cm" svg:y2="17.018cm" draw:start-shape="id22" draw:start-glue-point="7" draw:end-shape="id23" draw:end-glue-point="0">
          <text:p/>
        </draw:connector>
        <draw:connector draw:style-name="gr4" draw:text-style-name="P1" draw:layer="layout" svg:x1="4cm" svg:y1="17.499cm" svg:x2="2.519cm" svg:y2="13cm" draw:start-shape="id24" draw:start-glue-point="5" draw:end-shape="id25" draw:end-glue-point="2">
          <text:p/>
        </draw:connector>
        <draw:connector draw:style-name="gr4" draw:text-style-name="P1" draw:layer="layout" svg:x1="8.5cm" svg:y1="17.499cm" svg:x2="5.5cm" svg:y2="17.499cm" draw:start-shape="id26" draw:start-glue-point="5" draw:end-shape="id24" draw:end-glue-point="7">
          <text:p/>
        </draw:connector>
        <draw:connector draw:style-name="gr4" draw:text-style-name="P1" draw:layer="layout" svg:x1="11cm" svg:y1="17.499cm" svg:x2="9.5cm" svg:y2="17.499cm" draw:start-shape="id27" draw:start-glue-point="5" draw:end-shape="id26" draw:end-glue-point="7">
          <text:p/>
        </draw:connector>
        <draw:connector draw:style-name="gr4" draw:text-style-name="P1" draw:layer="layout" svg:x1="13cm" svg:y1="17.499cm" svg:x2="12cm" svg:y2="17.499cm" draw:start-shape="id28" draw:start-glue-point="6" draw:end-shape="id27" draw:end-glue-point="7">
          <text:p/>
        </draw:connector>
        <draw:connector draw:style-name="gr7" draw:text-style-name="P1" draw:id="id29" draw:layer="layout" svg:x1="8cm" svg:y1="12.499cm" svg:x2="7.482cm" svg:y2="13.777cm" draw:start-shape="id19" draw:start-glue-point="7">
          <text:p/>
        </draw:connector>
        <draw:connector draw:style-name="gr4" draw:text-style-name="P1" draw:layer="layout" svg:x1="7.482cm" svg:y1="13.777cm" svg:x2="8cm" svg:y2="14.999cm" draw:start-shape="id29" draw:start-glue-point="3" draw:end-shape="id22" draw:end-glue-point="5">
          <text:p/>
        </draw:connector>
        <draw:connector draw:style-name="gr4" draw:text-style-name="P1" draw:layer="layout" svg:x1="15cm" svg:y1="17.499cm" svg:x2="14cm" svg:y2="17.499cm" draw:start-shape="id30" draw:start-glue-point="5" draw:end-shape="id28" draw:end-glue-point="10">
          <text:p/>
        </draw:connector>
        <draw:custom-shape draw:style-name="gr5" draw:text-style-name="P1" draw:id="id34" draw:layer="layout" svg:width="1cm" svg:height="1cm" svg:x="1.984cm" svg:y="19.25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862cm" svg:height="0.542cm" svg:x="0.484cm" svg:y="19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625cm" svg:height="0.567cm" svg:x="2.984cm" svg:y="19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1.027cm" svg:height="1.121cm" svg:x="4.484cm" svg:y="19.25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1.022cm" svg:height="0.574cm" svg:x="5.484cm" svg:y="19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id="id33" draw:layer="layout" svg:width="0.538cm" svg:height="0.482cm" svg:x="1.984cm" svg:y="19.518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id="id32" draw:layer="layout" svg:width="0.538cm" svg:height="0.482cm" svg:x="2.234cm" svg:y="19.76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0.683cm" svg:height="1.148cm" svg:x="7.051cm" svg:y="19.2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0.938cm" svg:height="0.583cm" svg:x="8.008cm" svg:y="19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0.471cm" svg:height="0.534cm" svg:x="18.5cm" svg:y="19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0.853cm" svg:height="0.554cm" svg:x="2.984cm" svg:y="23.946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.144cm" svg:height="1.12cm" svg:x="4.223cm" svg:y="24.25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6" draw:text-style-name="P1" draw:id="id35" draw:layer="layout" svg:width="1cm" svg:height="1.5cm" svg:x="4.484cm" svg:y="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36" draw:layer="layout" svg:width="1cm" svg:height="1.5cm" svg:x="6.984cm" svg:y="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37" draw:layer="layout" svg:width="3cm" svg:height="1.5cm" svg:x="15.5cm" svg:y="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31" draw:layer="layout" svg:width="1.5cm" svg:height="1.5cm" svg:x="4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1.023cm" svg:height="1.119cm" svg:x="8.5cm" svg:y="24.25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custom-shape draw:style-name="gr6" draw:text-style-name="P1" draw:id="id40" draw:layer="layout" svg:width="1cm" svg:height="1.5cm" svg:x="8.5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7.276cm" svg:height="1.346cm" svg:x="9.5cm" svg:y="21.5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custom-shape draw:style-name="gr6" draw:text-style-name="P1" draw:id="id38" draw:layer="layout" svg:width="7.5cm" svg:height="1.5cm" svg:x="9.5cm" svg:y="2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695cm" svg:height="1.12cm" svg:x="11.078cm" svg:y="24.2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6" draw:text-style-name="P1" draw:id="id39" draw:layer="layout" svg:width="1cm" svg:height="1.5cm" svg:x="11cm" svg:y="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4cm" svg:y1="24.749cm" svg:x2="2.503cm" svg:y2="20.25cm" draw:start-shape="id31" draw:start-glue-point="5" draw:end-shape="id32" draw:end-glue-point="2">
          <text:p/>
        </draw:connector>
        <draw:connector draw:style-name="gr4" draw:text-style-name="P1" draw:layer="layout" svg:x1="0.183cm" svg:y1="19.761cm" svg:x2="1.984cm" svg:y2="19.759cm" draw:end-shape="id33" draw:end-glue-point="3">
          <text:p/>
        </draw:connector>
        <draw:connector draw:style-name="gr4" draw:text-style-name="P1" draw:layer="layout" svg:x1="2.984cm" svg:y1="19.749cm" svg:x2="4.484cm" svg:y2="19.749cm" draw:start-shape="id34" draw:start-glue-point="10" draw:end-shape="id35" draw:end-glue-point="5">
          <text:p/>
        </draw:connector>
        <draw:connector draw:style-name="gr4" draw:text-style-name="P1" draw:layer="layout" svg:x1="5.484cm" svg:y1="19.749cm" svg:x2="6.984cm" svg:y2="19.749cm" draw:start-shape="id35" draw:start-glue-point="7" draw:end-shape="id36" draw:end-glue-point="5">
          <text:p/>
        </draw:connector>
        <draw:connector draw:style-name="gr4" draw:text-style-name="P1" draw:layer="layout" svg:x1="7.984cm" svg:y1="19.749cm" svg:x2="15.5cm" svg:y2="19.749cm" draw:start-shape="id36" draw:start-glue-point="7" draw:end-shape="id37" draw:end-glue-point="5">
          <text:p/>
        </draw:connector>
        <draw:connector draw:style-name="gr4" draw:text-style-name="P1" draw:layer="layout" svg:x1="18.5cm" svg:y1="19.749cm" svg:x2="20.747cm" svg:y2="19.743cm" draw:start-shape="id37" draw:start-glue-point="7">
          <text:p/>
        </draw:connector>
        <draw:connector draw:style-name="gr4" draw:text-style-name="P1" draw:layer="layout" draw:line-skew="-0.243cm" svg:x1="7.984cm" svg:y1="19.749cm" svg:x2="9.5cm" svg:y2="22.249cm" draw:start-shape="id36" draw:start-glue-point="7" draw:end-shape="id38" draw:end-glue-point="5">
          <text:p/>
        </draw:connector>
        <draw:connector draw:style-name="gr4" draw:text-style-name="P1" draw:layer="layout" svg:x1="17cm" svg:y1="22.249cm" svg:x2="12cm" svg:y2="24.749cm" draw:start-shape="id38" draw:start-glue-point="7" draw:end-shape="id39" draw:end-glue-point="7">
          <text:p/>
        </draw:connector>
        <draw:connector draw:style-name="gr4" draw:text-style-name="P1" draw:layer="layout" svg:x1="11cm" svg:y1="24.749cm" svg:x2="9.5cm" svg:y2="24.749cm" draw:start-shape="id39" draw:start-glue-point="5" draw:end-shape="id40" draw:end-glue-point="7">
          <text:p/>
        </draw:connector>
        <draw:connector draw:style-name="gr4" draw:text-style-name="P1" draw:layer="layout" svg:x1="8.5cm" svg:y1="24.749cm" svg:x2="5.5cm" svg:y2="24.749cm" draw:start-shape="id40" draw:start-glue-point="5" draw:end-shape="id31" draw:end-glue-point="7">
          <text:p/>
        </draw:connector>
        <draw:frame draw:style-name="gr2" draw:layer="layout" svg:width="0.693cm" svg:height="0.6cm" svg:x="18.5cm" svg:y="3.75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connector draw:style-name="gr4" draw:text-style-name="P1" draw:layer="layout" svg:x1="10.5cm" svg:y1="4.499cm" svg:x2="12.5cm" svg:y2="4.499cm" draw:start-shape="id5" draw:start-glue-point="7" draw:end-shape="id41" draw:end-glue-point="5">
          <text:p/>
        </draw:connector>
        <draw:connector draw:style-name="gr4" draw:text-style-name="P1" draw:layer="layout" svg:x1="15cm" svg:y1="4.499cm" svg:x2="16cm" svg:y2="9.499cm" draw:start-shape="id41" draw:start-glue-point="7" draw:end-shape="id16" draw:end-glue-point="7">
          <text:p/>
        </draw:connector>
        <draw:custom-shape draw:style-name="gr3" draw:text-style-name="P1" draw:id="id42" draw:layer="layout" svg:width="1cm" svg:height="1.5cm" svg:x="17.5cm" svg:y="3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73cm" svg:height="0.542cm" svg:x="17.52cm" svg:y="4.208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onnector draw:style-name="gr4" draw:text-style-name="P1" draw:layer="layout" svg:x1="15cm" svg:y1="4.499cm" svg:x2="17.5cm" svg:y2="4.499cm" draw:start-shape="id41" draw:start-glue-point="7" draw:end-shape="id42" draw:end-glue-point="5">
          <text:p/>
        </draw:connector>
        <draw:connector draw:style-name="gr4" draw:text-style-name="P1" draw:layer="layout" svg:x1="18.5cm" svg:y1="4.499cm" svg:x2="19.999cm" svg:y2="4.507cm" draw:start-shape="id42" draw:start-glue-point="7">
          <text:p/>
        </draw:connector>
        <draw:frame draw:style-name="gr2" draw:layer="layout" svg:width="0.693cm" svg:height="0.6cm" svg:x="18.501cm" svg:y="11.75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custom-shape draw:style-name="gr3" draw:text-style-name="P1" draw:id="id43" draw:layer="layout" svg:width="1cm" svg:height="1.5cm" svg:x="17.501cm" svg:y="11.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73cm" svg:height="0.542cm" svg:x="17.521cm" svg:y="12.208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onnector draw:style-name="gr4" draw:text-style-name="P1" draw:layer="layout" svg:x1="18.501cm" svg:y1="12.499cm" svg:x2="20cm" svg:y2="12.507cm" draw:start-shape="id43" draw:start-glue-point="7">
          <text:p/>
        </draw:connector>
        <draw:connector draw:style-name="gr4" draw:text-style-name="P1" draw:layer="layout" svg:x1="10.524cm" svg:y1="12.499cm" svg:x2="12.5cm" svg:y2="12.499cm" draw:start-shape="id20" draw:start-glue-point="7" draw:end-shape="id44" draw:end-glue-point="5">
          <text:p/>
        </draw:connector>
        <draw:connector draw:style-name="gr4" draw:text-style-name="P1" draw:layer="layout" svg:x1="15cm" svg:y1="12.499cm" svg:x2="16cm" svg:y2="17.499cm" draw:start-shape="id44" draw:start-glue-point="7" draw:end-shape="id30" draw:end-glue-point="7">
          <text:p/>
        </draw:connector>
        <draw:connector draw:style-name="gr4" draw:text-style-name="P1" draw:layer="layout" svg:x1="15cm" svg:y1="12.499cm" svg:x2="17.501cm" svg:y2="12.499cm" draw:start-shape="id44" draw:start-glue-point="7" draw:end-shape="id43" draw:end-glue-point="5">
          <text:p/>
        </draw:connector>
        <draw:frame draw:style-name="gr2" draw:layer="layout" svg:width="2.504cm" svg:height="1.156cm" svg:x="15.746cm" svg:y="19.25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4.898cm" svg:height="1.147cm" svg:x="8cm" svg:y="14.353cm">
          <draw:object xlink:href="./Object 80" xlink:type="simple" xlink:show="embed" xlink:actuate="onLoad"/>
          <draw:image xlink:href="./ObjectReplacements/Object 80" xlink:type="simple" xlink:show="embed" xlink:actuate="onLoad"/>
        </draw:frame>
      </draw:page>
      <draw:page draw:name="page2" draw:style-name="dp1" draw:master-page-name="Standard">
        <draw:custom-shape draw:style-name="gr5" draw:text-style-name="P1" draw:id="id48" draw:layer="layout" svg:width="1cm" svg:height="1cm" svg:x="1.987cm" svg:y="3.5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862cm" svg:height="0.542cm" svg:x="0.487cm" svg:y="3.2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0.625cm" svg:height="0.567cm" svg:x="2.987cm" svg:y="3.25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1.549cm" svg:height="1.15cm" svg:x="5.25cm" svg:y="3.5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id="id47" draw:layer="layout" svg:width="0.538cm" svg:height="0.482cm" svg:x="1.987cm" svg:y="3.768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id="id46" draw:layer="layout" svg:width="0.538cm" svg:height="0.482cm" svg:x="2.237cm" svg:y="4.018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0.938cm" svg:height="0.583cm" svg:x="7cm" svg:y="3.25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2.349cm" svg:height="1.269cm" svg:x="15cm" svg:y="3.481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0.476cm" svg:height="0.518cm" svg:x="17.5cm" svg:y="3.25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10.301cm" svg:height="1.404cm" svg:x="3cm" svg:y="8.346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ustom-shape draw:style-name="gr6" draw:text-style-name="P1" draw:id="id49" draw:layer="layout" svg:width="1.763cm" svg:height="1.5cm" svg:x="5.25cm" svg:y="3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50" draw:layer="layout" svg:width="2.5cm" svg:height="1.5cm" svg:x="15cm" svg:y="3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45" draw:layer="layout" svg:width="10.497cm" svg:height="1.5cm" svg:x="3.003cm" svg:y="8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003cm" svg:y1="8.999cm" svg:x2="2.506cm" svg:y2="4.5cm" draw:start-shape="id45" draw:start-glue-point="5" draw:end-shape="id46" draw:end-glue-point="2">
          <text:p/>
        </draw:connector>
        <draw:connector draw:style-name="gr4" draw:text-style-name="P1" draw:layer="layout" svg:x1="0.402cm" svg:y1="4.012cm" svg:x2="1.987cm" svg:y2="4.009cm" draw:end-shape="id47" draw:end-glue-point="3">
          <text:p/>
        </draw:connector>
        <draw:connector draw:style-name="gr4" draw:text-style-name="P1" draw:layer="layout" svg:x1="2.987cm" svg:y1="3.999cm" svg:x2="5.25cm" svg:y2="3.999cm" draw:start-shape="id48" draw:start-glue-point="10" draw:end-shape="id49" draw:end-glue-point="5">
          <text:p/>
        </draw:connector>
        <draw:connector draw:style-name="gr4" draw:text-style-name="P1" draw:layer="layout" svg:x1="7.013cm" svg:y1="3.999cm" svg:x2="15cm" svg:y2="3.999cm" draw:start-shape="id49" draw:start-glue-point="7" draw:end-shape="id50" draw:end-glue-point="5">
          <text:p/>
        </draw:connector>
        <draw:connector draw:style-name="gr4" draw:text-style-name="P1" draw:layer="layout" svg:x1="17.5cm" svg:y1="3.999cm" svg:x2="20.75cm" svg:y2="3.993cm" draw:start-shape="id50" draw:start-glue-point="7">
          <text:p/>
        </draw:connector>
        <draw:connector draw:style-name="gr4" draw:text-style-name="P1" draw:layer="layout" svg:x1="7.013cm" svg:y1="3.999cm" svg:x2="13.5cm" svg:y2="8.999cm" draw:start-shape="id49" draw:start-glue-point="7" draw:end-shape="id45" draw:end-glue-point="7">
          <text:p/>
        </draw:connector>
        <draw:frame draw:style-name="gr2" draw:layer="layout" svg:width="0.853cm" svg:height="0.554cm" svg:x="2.5cm" svg:y="4.946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5" draw:text-style-name="P1" draw:id="id53" draw:layer="layout" svg:width="1cm" svg:height="1cm" svg:x="2cm" svg:y="11.5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frame draw:style-name="gr2" draw:layer="layout" svg:width="0.862cm" svg:height="0.542cm" svg:x="0.5cm" svg:y="11.25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2" draw:layer="layout" svg:width="0.625cm" svg:height="0.567cm" svg:x="3cm" svg:y="11.2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" draw:id="id56" draw:layer="layout" svg:width="0.538cm" svg:height="0.482cm" svg:x="2cm" svg:y="11.768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2" draw:id="id52" draw:layer="layout" svg:width="0.538cm" svg:height="0.482cm" svg:x="2.25cm" svg:y="12.018cm"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2" draw:layer="layout" svg:width="0.938cm" svg:height="0.583cm" svg:x="6.562cm" svg:y="11.25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476cm" svg:height="0.518cm" svg:x="12.024cm" svg:y="11.25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ustom-shape draw:style-name="gr6" draw:text-style-name="P1" draw:id="id54" draw:layer="layout" svg:width="1.5cm" svg:height="1.5cm" svg:x="5cm" svg:y="1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55" draw:layer="layout" svg:width="1.5cm" svg:height="1.5cm" svg:x="10.524cm" svg:y="1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id="id51" draw:layer="layout" svg:width="1.484cm" svg:height="1.5cm" svg:x="5.016cm" svg:y="16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016cm" svg:y1="16.999cm" svg:x2="2.519cm" svg:y2="12.5cm" draw:start-shape="id51" draw:start-glue-point="5" draw:end-shape="id52" draw:end-glue-point="2">
          <text:p/>
        </draw:connector>
        <draw:connector draw:style-name="gr4" draw:text-style-name="P1" draw:layer="layout" svg:x1="3cm" svg:y1="11.999cm" svg:x2="5cm" svg:y2="11.999cm" draw:start-shape="id53" draw:start-glue-point="10" draw:end-shape="id54" draw:end-glue-point="5">
          <text:p/>
        </draw:connector>
        <draw:connector draw:style-name="gr4" draw:text-style-name="P1" draw:layer="layout" svg:x1="6.5cm" svg:y1="11.999cm" svg:x2="10.524cm" svg:y2="11.999cm" draw:start-shape="id54" draw:start-glue-point="7" draw:end-shape="id55" draw:end-glue-point="5">
          <text:p/>
        </draw:connector>
        <draw:connector draw:style-name="gr4" draw:text-style-name="P1" draw:layer="layout" svg:x1="12.024cm" svg:y1="11.999cm" svg:x2="20.766cm" svg:y2="12.007cm" draw:start-shape="id55" draw:start-glue-point="7">
          <text:p/>
        </draw:connector>
        <draw:connector draw:style-name="gr4" draw:text-style-name="P1" draw:layer="layout" draw:line-skew="1.499cm" svg:x1="6.5cm" svg:y1="11.999cm" svg:x2="6.5cm" svg:y2="16.999cm" draw:start-shape="id54" draw:start-glue-point="7" draw:end-shape="id51" draw:end-glue-point="7">
          <text:p/>
        </draw:connector>
        <draw:frame draw:style-name="gr2" draw:layer="layout" svg:width="0.852cm" svg:height="0.566cm" svg:x="4.148cm" svg:y="16.2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onnector draw:style-name="gr4" draw:text-style-name="P1" draw:layer="layout" svg:x1="0.238cm" svg:y1="12.006cm" svg:x2="2cm" svg:y2="12.009cm" draw:end-shape="id56" draw:end-glue-point="3">
          <text:p/>
        </draw:connector>
        <draw:frame draw:style-name="gr2" draw:layer="layout" svg:width="1.219cm" svg:height="0.487cm" svg:x="5.031cm" svg:y="11.75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2" draw:layer="layout" svg:width="1.156cm" svg:height="0.487cm" svg:x="5.094cm" svg:y="16.763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2" draw:layer="layout" svg:width="1.185cm" svg:height="0.487cm" svg:x="10.612cm" svg:y="11.763cm">
          <draw:object xlink:href="./Object 89" xlink:type="simple" xlink:show="embed" xlink:actuate="onLoad"/>
          <draw:image xlink:href="./ObjectReplacements/Object 8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Vincent</meta:initial-creator>
    <meta:creation-date>2006-05-26T19:58:05</meta:creation-date>
    <dc:creator>Vincent</dc:creator>
    <dc:date>2006-06-07T15:16:54</dc:date>
    <dc:language>fr-FR</dc:language>
    <meta:editing-cycles>18</meta:editing-cycles>
    <meta:editing-duration>PT8H29M36S</meta:editing-duration>
    <meta:user-defined meta:name="Info 1"/>
    <meta:user-defined meta:name="Info 2"/>
    <meta:user-defined meta:name="Info 3"/>
    <meta:user-defined meta:name="Info 4"/>
    <meta:document-statistic meta:object-count="18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bati</math:mi>
    </math:msub>
    <math:annotation math:encoding="StarMath 5.0">F_bati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 </math:mn>
      <math:mrow>
        <math:mi>m</math:mi>
        <math:mo math:stretchy="false">⋅</math:mo>
        <math:msup>
          <math:mi>p</math:mi>
          <math:mn>2</math:mn>
        </math:msup>
      </math:mrow>
    </math:mfrac>
    <math:annotation math:encoding="StarMath 5.0">1 over {m cdot p^2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R</math:mi>
        <math:mi math:fontstyle="italic">roue</math:mi>
      </math:msub>
    </math:mfrac>
    <math:annotation math:encoding="StarMath 5.0">{1} over R_roue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⋅</math:mo>
      <math:mi>p</math:mi>
    </math:mrow>
    <math:annotation math:encoding="StarMath 5.0">J cdot p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1} over {R + R_ch + L cdot p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acc</math:mi>
    </math:msub>
    <math:annotation math:encoding="StarMath 5.0">C_acc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ext</math:mi>
    </math:msub>
    <math:annotation math:encoding="StarMath 5.0">F_ext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roue</math:mi>
    </math:msub>
    <math:annotation math:encoding="StarMath 5.0">F_roue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C_r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roue</math:mi>
    </math:msub>
    <math:annotation math:encoding="StarMath 5.0">C_rou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gen</math:mi>
    </math:msub>
    <math:annotation math:encoding="StarMath 5.0">C_gen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elec</math:mi>
    </math:msub>
    <math:annotation math:encoding="StarMath 5.0">C_elec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p</math:mi>
      <math:msub>
        <math:mi>R</math:mi>
        <math:mi math:fontstyle="italic">roue</math:mi>
      </math:msub>
    </math:mfrac>
    <math:annotation math:encoding="StarMath 5.0">p over R_roue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i>p</math:mi>
      <math:msub>
        <math:mi>R</math:mi>
        <math:mi math:fontstyle="italic">roue</math:mi>
      </math:msub>
    </math:mfrac>
    <math:annotation math:encoding="StarMath 5.0">p over R_roue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roue</math:mi>
    </math:msub>
    <math:annotation math:encoding="StarMath 5.0">%OMEGA_roue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{C_r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{C_r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frac>
      <math:mn>1 </math:mn>
      <math:mrow>
        <math:mi>m</math:mi>
        <math:mo math:stretchy="false">⋅</math:mo>
        <math:msup>
          <math:mi>p</math:mi>
          <math:mn>2</math:mn>
        </math:msup>
      </math:mrow>
    </math:mfrac>
    <math:annotation math:encoding="StarMath 5.0">1 over {m cdot p^2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i>p</math:mi>
      <math:msub>
        <math:mi>R</math:mi>
        <math:mi math:fontstyle="italic">roue</math:mi>
      </math:msub>
    </math:mfrac>
    <math:annotation math:encoding="StarMath 5.0">p over R_roue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roue</math:mi>
    </math:msub>
    <math:annotation math:encoding="StarMath 5.0">%OMEGA_roue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R</math:mi>
        <math:mi math:fontstyle="italic">roue</math:mi>
      </math:msub>
    </math:mfrac>
    <math:annotation math:encoding="StarMath 5.0">{1} over R_roue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1} over {R + R_ch + L cdot p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{C_r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C_r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o math:stretchy="false"></math:mo>
          <math:mn>0 </math:mn>
        </math:msub>
        <math:mo math:stretchy="false">⋅</math:mo>
        <math:msub>
          <math:mi>R</math:mi>
          <math:mi math:fontstyle="italic">ch</math:mi>
        </math:msub>
      </math:mrow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%PHI_0 cdot {R_ch}} over {R + R_ch + L cdot p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ub>
      <math:mi>C</math:mi>
      <math:mi math:fontstyle="italic">elec</math:mi>
    </math:msub>
    <math:annotation math:encoding="StarMath 5.0">C_elec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 math:stretchy="false"></math:mo>
      <math:mn>0</math:mn>
    </math:msub>
    <math:annotation math:encoding="StarMath 5.0">%PHI_0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n>1 </math:mn>
      <math:mrow>
        <math:mi>m</math:mi>
        <math:mo math:stretchy="false">⋅</math:mo>
        <math:msup>
          <math:mi>p</math:mi>
          <math:mn>2</math:mn>
        </math:msup>
      </math:mrow>
    </math:mfrac>
    <math:annotation math:encoding="StarMath 5.0">1 over {m cdot p^2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R</math:mi>
        <math:mi math:fontstyle="italic">roue</math:mi>
      </math:msub>
    </math:mfrac>
    <math:annotation math:encoding="StarMath 5.0">{1} over R_roue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J</math:mi>
          <math:mo math:stretchy="false">⋅</math:mo>
          <math:mi>p</math:mi>
        </math:mrow>
        <math:mo math:stretchy="false"></math:mo>
        <math:mrow>
          <math:mrow>
            <math:mo math:stretchy="false"></math:mo>
            <math:mrow>
              <math:mi>k</math:mi>
              <math:mo math:stretchy="false"></math:mo>
              <math:mrow>
                <math:mi>f</math:mi>
                <math:mo math:stretchy="false">⋅</math:mo>
                <math:mi>p</math:mi>
              </math:mrow>
            </math:mrow>
            <math:mo math:stretchy="false"></math:mo>
          </math:mrow>
          <math:mo math:stretchy="false">⋅</math:mo>
          <math:mfrac>
            <math:msup>
              <math:mrow>
                <math:mo math:stretchy="false"></math:mo>
                <math:mrow>
                  <math:msub>
                    <math:mi>R</math:mi>
                    <math:mi math:fontstyle="italic">roue</math:mi>
                  </math:msub>
                  <math:mo math:stretchy="false">⋅</math:mo>
                  <math:msub>
                    <math:mi>C</math:mi>
                    <math:mi>r</math:mi>
                  </math:msub>
                </math:mrow>
                <math:mo math:stretchy="false"></math:mo>
              </math:mrow>
              <math:mn>2 </math:mn>
            </math:msup>
            <math:mi>p</math:mi>
          </math:mfrac>
        </math:mrow>
      </math:mrow>
      <math:mo math:stretchy="false"></math:mo>
      <math:mfrac>
        <math:msup>
          <math:msub>
            <math:mo math:stretchy="false"></math:mo>
            <math:mn>0</math:mn>
          </math:msub>
          <math:mn>2 </math:mn>
        </math:msup>
        <math:mrow>
          <math:mrow>
            <math:mi>R</math:mi>
            <math:mo math:stretchy="false"></math:mo>
            <math:msub>
              <math:mi>R</math:mi>
              <math:mi math:fontstyle="italic">ch</math:mi>
            </math:msub>
          </math:mrow>
          <math:mo math:stretchy="false"></math:mo>
          <math:mrow>
            <math:mi>L</math:mi>
            <math:mo math:stretchy="false">⋅</math:mo>
            <math:mi>p</math:mi>
          </math:mrow>
        </math:mrow>
      </math:mfrac>
    </math:mrow>
    <math:annotation math:encoding="StarMath 5.0">{J cdot p} + (k + f cdot p) cdot {(R_roue cdot C_r)^2 over p} + {%PHI_0}^2 over {R + R_ch + L cdot p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frac>
      <math:mi>p</math:mi>
      <math:mrow>
        <math:msub>
          <math:mi>R</math:mi>
          <math:mi math:fontstyle="italic">roue</math:mi>
        </math:msub>
        <math:mo math:stretchy="false">⋅</math:mo>
        <math:msub>
          <math:mi>C</math:mi>
          <math:mi>r</math:mi>
        </math:msub>
      </math:mrow>
    </math:mfrac>
    <math:annotation math:encoding="StarMath 5.0">p over { R_roue cdot C_r 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frac>
      <math:mn>1</math:mn>
      <math:msub>
        <math:mi>C</math:mi>
        <math:mi>r</math:mi>
      </math:msub>
    </math:mfrac>
    <math:annotation math:encoding="StarMath 5.0">{1} over C_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sub>
      <math:mi>E</math:mi>
      <math:mi math:fontstyle="italic">ut</math:mi>
    </math:msub>
    <math:annotation math:encoding="StarMath 5.0">E_ut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o math:stretchy="false"></math:mo>
          <math:mn>0 </math:mn>
        </math:msub>
        <math:mo math:stretchy="false">⋅</math:mo>
        <math:msub>
          <math:mi>R</math:mi>
          <math:mi math:fontstyle="italic">ch</math:mi>
        </math:msub>
      </math:mrow>
      <math:mrow>
        <math:mrow>
          <math:mi>R</math:mi>
          <math:mo math:stretchy="false"></math:mo>
          <math:msub>
            <math:mi>R</math:mi>
            <math:mi math:fontstyle="italic">ch</math:mi>
          </math:msub>
        </math:mrow>
        <math:mo math:stretchy="false"></math:mo>
        <math:mrow>
          <math:mi>L</math:mi>
          <math:mo math:stretchy="false">⋅</math:mo>
          <math:mi>p</math:mi>
        </math:mrow>
      </math:mrow>
    </math:mfrac>
    <math:annotation math:encoding="StarMath 5.0">{%PHI_0 cdot {R_ch}} over {R + R_ch + L cdot p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sub>
      <math:mi>E</math:mi>
      <math:mi math:fontstyle="italic">ut</math:mi>
    </math:msub>
    <math:annotation math:encoding="StarMath 5.0">E_ut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frac>
        <math:mn>1 </math:mn>
        <math:mrow>
          <math:mrow>
            <math:mrow>
              <math:mi>m</math:mi>
              <math:mo math:stretchy="false">⋅</math:mo>
              <math:msup>
                <math:mi>p</math:mi>
                <math:mn>2 </math:mn>
              </math:msup>
            </math:mrow>
            <math:mo math:stretchy="false">⋅</math:mo>
            <math:msub>
              <math:mi>R</math:mi>
              <math:mi math:fontstyle="italic">roue</math:mi>
            </math:msub>
          </math:mrow>
          <math:mo math:stretchy="false">⋅</math:mo>
          <math:msub>
            <math:mi>C</math:mi>
            <math:mi>r</math:mi>
          </math:msub>
        </math:mrow>
      </math:mfrac>
      <math:mo math:stretchy="false">⋅</math:mo>
      <math:mfenced math:open="" math:close="">
        <math:mrow>
          <math:mrow>
            <math:mrow>
              <math:mi>J</math:mi>
              <math:mo math:stretchy="false">⋅</math:mo>
              <math:mi>p</math:mi>
            </math:mrow>
            <math:mo math:stretchy="false"></math:mo>
            <math:mrow>
              <math:mrow>
                <math:mo math:stretchy="false"></math:mo>
                <math:mrow>
                  <math:mi>k</math:mi>
                  <math:mo math:stretchy="false"></math:mo>
                  <math:mrow>
                    <math:mi>f</math:mi>
                    <math:mo math:stretchy="false">⋅</math:mo>
                    <math:mi>p</math:mi>
                  </math:mrow>
                </math:mrow>
                <math:mo math:stretchy="false"></math:mo>
              </math:mrow>
              <math:mo math:stretchy="false">⋅</math:mo>
              <math:mfrac>
                <math:msup>
                  <math:mrow>
                    <math:mo math:stretchy="false"></math:mo>
                    <math:mrow>
                      <math:msub>
                        <math:mi>R</math:mi>
                        <math:mi math:fontstyle="italic">roue</math:mi>
                      </math:msub>
                      <math:mo math:stretchy="false">⋅</math:mo>
                      <math:msub>
                        <math:mi>C</math:mi>
                        <math:mi>r</math:mi>
                      </math:msub>
                    </math:mrow>
                    <math:mo math:stretchy="false"></math:mo>
                  </math:mrow>
                  <math:mn>2 </math:mn>
                </math:msup>
                <math:mi>p</math:mi>
              </math:mfrac>
            </math:mrow>
          </math:mrow>
          <math:mo math:stretchy="false"></math:mo>
          <math:mfrac>
            <math:msup>
              <math:msub>
                <math:mo math:stretchy="false"></math:mo>
                <math:mn>0</math:mn>
              </math:msub>
              <math:mn>2 </math:mn>
            </math:msup>
            <math:mrow>
              <math:mrow>
                <math:mi>R</math:mi>
                <math:mo math:stretchy="false"></math:mo>
                <math:msub>
                  <math:mi>R</math:mi>
                  <math:mi math:fontstyle="italic">ch</math:mi>
                </math:msub>
              </math:mrow>
              <math:mo math:stretchy="false"></math:mo>
              <math:mrow>
                <math:mi>L</math:mi>
                <math:mo math:stretchy="false">⋅</math:mo>
                <math:mi>p</math:mi>
              </math:mrow>
            </math:mrow>
          </math:mfrac>
        </math:mrow>
      </math:mfenced>
    </math:mrow>
    <math:annotation math:encoding="StarMath 5.0">{1 over {m cdot p^2 cdot R_roue cdot C_r}} cdot left ( {J cdot p} + (k + f cdot p) cdot {(R_roue cdot C_r)^2 over p} + {%PHI_0}^2 over {R + R_ch + L cdot p} right )
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ch</math:mi>
    </math:msub>
    <math:annotation math:encoding="StarMath 5.0">R_ch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roue</math:mi>
    </math:msub>
    <math:annotation math:encoding="StarMath 5.0">%OMEGA_roue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⋅</math:mo>
        <math:mi>p</math:mi>
      </math:mrow>
      <math:mo math:stretchy="false"></math:mo>
      <math:mrow>
        <math:mrow>
          <math:mo math:stretchy="false"></math:mo>
          <math:mrow>
            <math:mi>k</math:mi>
            <math:mo math:stretchy="false"></math:mo>
            <math:mrow>
              <math:mi>f</math:mi>
              <math:mo math:stretchy="false">⋅</math:mo>
              <math:mi>p</math:mi>
            </math:mrow>
          </math:mrow>
          <math:mo math:stretchy="false"></math:mo>
        </math:mrow>
        <math:mo math:stretchy="false">⋅</math:mo>
        <math:mfrac>
          <math:msup>
            <math:mrow>
              <math:mo math:stretchy="false"></math:mo>
              <math:mrow>
                <math:msub>
                  <math:mi>R</math:mi>
                  <math:mi math:fontstyle="italic">roue</math:mi>
                </math:msub>
                <math:mo math:stretchy="false">⋅</math:mo>
                <math:msub>
                  <math:mi>C</math:mi>
                  <math:mi>r</math:mi>
                </math:msub>
              </math:mrow>
              <math:mo math:stretchy="false"></math:mo>
            </math:mrow>
            <math:mn>2 </math:mn>
          </math:msup>
          <math:mi>p</math:mi>
        </math:mfrac>
      </math:mrow>
    </math:mrow>
    <math:annotation math:encoding="StarMath 5.0">J cdot p + (k + f cdot p) cdot {(R_roue cdot C_r)^2 over p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dos</math:mi>
    </math:msub>
    <math:annotation math:encoding="StarMath 5.0">Z_{dos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sub>
      <math:mi>Z</math:mi>
      <math:mo math:stretchy="false"></math:mo>
    </math:msub>
    <math:annotation math:encoding="StarMath 5.0">Z_%varepsilon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</math:mo>
        <math:mi>p</math:mi>
        <math:mo math:stretchy="false"></math:mo>
      </math:mrow>
    </math:mrow>
    <math:annotation math:encoding="StarMath 5.0">H(p)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o math:stretchy="false"></math:mo>
      <math:mrow/>
    </math:mrow>
    <math:annotation math:encoding="StarMath 5.0">+{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ub>
      <math:mo math:stretchy="false"></math:mo>
      <math:mi math:fontstyle="italic">gen</math:mi>
    </math:msub>
    <math:annotation math:encoding="StarMath 5.0">%OMEGA_gen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o math:stretchy="false"></math:mo>
        <math:mi>p</math:mi>
        <math:mo math:stretchy="false"></math:mo>
      </math:mrow>
    </math:mrow>
    <math:annotation math:encoding="StarMath 5.0">G(p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o math:stretchy="false"></math:mo>
        <math:mi>p</math:mi>
        <math:mo math:stretchy="false"></math:mo>
      </math:mrow>
    </math:mrow>
    <math:annotation math:encoding="StarMath 5.0">K(p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</math:mo>
      <math:mrow>
        <math:mi>f</math:mi>
        <math:mo math:stretchy="false">⋅</math:mo>
        <math:mi>p</math:mi>
      </math:mrow>
    </math:mrow>
    <math:annotation math:encoding="StarMath 5.0">k + f cdot p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sub>
      <math:mi>Z</math:mi>
      <math:mi math:fontstyle="italic">sac</math:mi>
    </math:msub>
    <math:annotation math:encoding="StarMath 5.0">Z_{sac}</math:annotation>
  </math:semantics>
</math:math>
</file>